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40pt" officeooo:rsid="001c180a" officeooo:paragraph-rsid="001c180a" style:font-size-asian="40pt" style:font-size-complex="40pt"/>
    </style:style>
    <style:style style:name="P2" style:family="paragraph" style:parent-style-name="Standard">
      <style:text-properties style:font-name="DejaVu Sans" fo:font-size="18pt" officeooo:rsid="001cf70b" officeooo:paragraph-rsid="001cf70b" style:font-size-asian="18pt" style:font-size-complex="18pt"/>
    </style:style>
    <style:style style:name="P3" style:family="paragraph" style:parent-style-name="Standard">
      <style:text-properties style:font-name="DejaVu Sans" fo:font-size="18pt" officeooo:rsid="001e151b" officeooo:paragraph-rsid="001e151b" style:font-size-asian="18pt" style:font-size-complex="18pt"/>
    </style:style>
    <style:style style:name="P4" style:family="paragraph" style:parent-style-name="Standard">
      <style:text-properties style:font-name="DejaVu Sans" fo:font-size="18pt" officeooo:rsid="001e151b" officeooo:paragraph-rsid="001e151b" style:font-size-asian="18pt" style:font-size-complex="18pt"/>
    </style:style>
    <style:style style:name="P5" style:family="paragraph" style:parent-style-name="Standard">
      <style:text-properties style:font-name="DejaVu Sans" fo:font-size="18pt" officeooo:rsid="001ea362" officeooo:paragraph-rsid="001ea362" style:font-size-asian="18pt" style:font-size-complex="18pt"/>
    </style:style>
    <style:style style:name="P6" style:family="paragraph" style:parent-style-name="Standard">
      <style:text-properties style:font-name="DejaVu Sans" fo:font-size="18pt" officeooo:rsid="001ea362" officeooo:paragraph-rsid="001ea362" style:font-size-asian="15.75pt" style:font-size-complex="18pt"/>
    </style:style>
    <style:style style:name="P7" style:family="paragraph" style:parent-style-name="Standard">
      <style:text-properties style:font-name="DejaVu Sans" fo:font-size="16pt" officeooo:rsid="001ea362" officeooo:paragraph-rsid="001ea362" style:font-size-asian="16pt" style:font-size-complex="16pt"/>
    </style:style>
    <style:style style:name="P8" style:family="paragraph" style:parent-style-name="Standard">
      <style:text-properties style:font-name="DejaVu Sans" fo:font-size="14pt" officeooo:rsid="001ea362" officeooo:paragraph-rsid="001ea362" style:font-size-asian="14pt" style:font-size-complex="14pt"/>
    </style:style>
    <style:style style:name="P9" style:family="paragraph" style:parent-style-name="Standard">
      <style:text-properties style:font-name="DejaVu Sans" fo:font-size="13pt" officeooo:rsid="001ea362" officeooo:paragraph-rsid="001ea362" style:font-size-asian="13pt" style:font-size-complex="13pt"/>
    </style:style>
    <style:style style:name="P10" style:family="paragraph" style:parent-style-name="Standard">
      <style:text-properties style:font-name="DejaVu Sans" fo:font-size="12pt" officeooo:rsid="001ea362" officeooo:paragraph-rsid="001ea362" style:font-size-asian="12pt" style:font-size-complex="12pt"/>
    </style:style>
    <style:style style:name="T1" style:family="text">
      <style:text-properties officeooo:rsid="001e151b"/>
    </style:style>
    <style:style style:name="T2" style:family="text">
      <style:text-properties officeooo:rsid="001fcc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">A B C D E F</text:p>
      <text:p text:style-name="P1"/>
      <text:p text:style-name="P1">a b c d e f </text:p>
      <text:p text:style-name="P1"/>
      <text:p text:style-name="P1"/>
      <text:p text:style-name="P2">the quick brown fox</text:p>
      <text:p text:style-name="P2">jumps over the </text:p>
      <text:p text:style-name="P2">lazy do<text:span text:style-name="T1">g</text:span></text:p>
      <text:p text:style-name="P2"/>
      <text:p text:style-name="P2"/>
      <text:p text:style-name="P3">Fischers Fritze fischt frische Fische.</text:p>
      <text:p text:style-name="P3"/>
      <text:p text:style-name="P5">A B C</text:p>
      <text:p text:style-name="P7">A B C</text:p>
      <text:p text:style-name="P8">A B C</text:p>
      <text:p text:style-name="P9">A B C</text:p>
      <text:p text:style-name="P10">A B C</text:p>
      <text:p text:style-name="P10"/>
      <text:p text:style-name="P10"/>
      <text:p text:style-name="P6">!“<text:span text:style-name="T2">$%&amp;/()=?*‘ÄÖÜ_:;-.,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de" fo:country="DE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de" fo:country="DE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07:51:49.446368838</meta:creation-date>
    <dc:date>2018-10-04T22:56:57.907720294</dc:date>
    <meta:editing-duration>PT9M39S</meta:editing-duration>
    <meta:editing-cycles>6</meta:editing-cycles>
    <meta:generator>LibreOffice/6.1.1.2$Linux_X86_64 LibreOffice_project/10$Build-2</meta:generator>
    <meta:document-statistic meta:table-count="0" meta:image-count="0" meta:object-count="0" meta:page-count="1" meta:paragraph-count="12" meta:word-count="42" meta:character-count="149" meta:non-whitespace-character-count="117"/>
  </office:meta>
</office:document-meta>
</file>